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Standard">
      <style:paragraph-properties fo:line-height="0.459cm" style:text-autospace="none" style:snap-to-layout-grid="false"/>
      <style:text-properties fo:text-transform="capitalize" style:font-name="Arial" fo:font-size="11pt" style:font-size-asian="11pt" style:font-size-complex="11pt"/>
    </style:style>
    <style:style style:name="P16" style:family="paragraph" style:parent-style-name="Standard">
      <style:paragraph-properties style:text-autospace="none"/>
      <style:text-properties fo:text-transform="capitalize" fo:color="#000000" style:font-name="Arial" fo:font-size="11pt" style:font-name-asian="Times New Roman" style:font-size-asian="11pt" style:font-name-complex="Arial" style:font-size-complex="11pt"/>
    </style:style>
    <style:style style:name="P1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Texte_20_de_20_bulles">
      <style:paragraph-properties fo:line-height="0.388cm" style:snap-to-layout-grid="false"/>
      <style:text-properties style:font-name="Arial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 style:master-page-name="First_20_Page">
      <style:paragraph-properties fo:line-height="100%"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fo:font-size="8pt" style:font-size-asian="8pt" style:font-name-complex="Times New Roman" style:font-size-complex="8pt"/>
    </style:style>
    <style:style style:name="T3" style:family="text">
      <style:text-properties style:font-name-complex="Times New Roman" style:font-size-complex="10pt"/>
    </style:style>
    <style:style style:name="T4" style:family="text">
      <style:text-properties style:font-name-asian="Times New Roman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0">Benjamin Voisin</text:p>
              <text:p text:style-name="P29">Chef du Service de l’Insertion</text:p>
              <text:p text:style-name="P28">et de la Solidarité </text:p>
            </table:table-cell>
            <table:covered-table-cell/>
            <table:covered-table-cell/>
            <table:table-cell table:style-name="Tableau1.A1" table:number-columns-spanned="2" office:value-type="string">
              <text:p text:style-name="P10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3"><text:user-field-get text:name="personne_qual"/> <text:s/><text:user-field-get text:name="personne_prenom"/> <text:s/><text:user-field-get text:name="personne_nom"/></text:p>
              <text:p text:style-name="P14"><text:user-field-get text:name="adresse_numvoie"/> <text:s text:c="2"/><text:user-field-get text:name="adresse_libtypevoie"/> <text:s/><text:user-field-get text:name="adresse_nomvoie"/></text:p>
              <text:p text:style-name="P16"><text:hidden-paragraph text:condition="ooow:adresse_complideadr==&quot;&quot;" text:is-hidden="true"/><text:user-field-get text:name="adresse_complideadr"/></text:p>
              <text:p text:style-name="P15"><text:span text:style-name="T4"><text:user-field-get text:name="adresse_codepos"/></text:span><text:span text:style-name="T4"> <text:s/></text:span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19"><text:span text:style-name="T3"><text:s/></text:span><text:span text:style-name="T2">DPAS/SIS/ N° APRE <text:s/></text:span><text:span text:style-name="T2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9"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7"/>
      <text:p text:style-name="P18"><text:user-field-get text:name="personne_qual"/>,</text:p>
      <text:p text:style-name="P18"/>
      <text:p text:style-name="P12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’ai le regret de vous informer qu’il n’est pas possible de répondre favorablement à votre demande.</text:p>
      <text:p text:style-name="P23"/>
      <text:p text:style-name="P23"><text:user-field-get text:name="apreComiteapre_observationcomite"/></text:p>
      <text:p text:style-name="P23"><text:user-field-get text:name="aprecomiteapre_observationrecours"/></text:p>
      <text:p text:style-name="P23"/>
      <text:p text:style-name="P23">Vous pouvez contester cette décision par un recours administratif formé dans un délai de deux mois à compter de la notification de la décision, auprès du Service de l’Insertion et de la Solidarité (Adresse postale : Conseil général – S.I.S. – <text:s/>B.P. 193 – 93006 BOBIGNY CEDEX).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7">Pour le Président du Conseil général</text:p>
      <text:p text:style-name="P25">et par délégation</text:p>
      <text:p text:style-name="P25"/>
      <text:p text:style-name="P25"/>
      <text:p text:style-name="P26"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1-12-01T14:35:44.56</dc:date>
    <meta:editing-duration>PT05H25M23S</meta:editing-duration>
    <meta:editing-cycles>44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24" meta:word-count="137" meta:character-count="851"/>
  </office:meta>
</office:document-meta>
</file>